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scapeTool.getDol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dumpString( String string , boolean key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EscapeTool.url( Object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scapeTool.setKe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capeTool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java( Object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capeTool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unicode( Object 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scapeTool.getSingle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propertyKey( Object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capeTool.getBack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get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sql( Object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capeTool.javascript( Object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capeTool.velocity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scapeTool.getExcla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propertyValue( Object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capeTool.html( Object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capeTool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xml( Object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capeTool.configure( ValueParser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capeTool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getNew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get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Tool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